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Tahoma1" svg:font-family="Tahoma" style:font-family-generic="swiss"/>
    <style:font-face style:name="IranNastaliq" svg:font-family="IranNastaliq" style:font-pitch="variable"/>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IRANSansWeb" officeooo:rsid="00109141" officeooo:paragraph-rsid="00109141" style:font-name-complex="IRANSansWeb"/>
    </style:style>
    <style:style style:name="P2" style:family="paragraph" style:parent-style-name="Standard">
      <style:paragraph-properties fo:text-align="end" style:justify-single-word="false" style:writing-mode="rl-tb"/>
      <style:text-properties style:font-name="IRANSansWeb" officeooo:rsid="00129057" officeooo:paragraph-rsid="00129057" style:font-name-complex="IRANSansWeb"/>
    </style:style>
    <style:style style:name="P3" style:family="paragraph" style:parent-style-name="Standard">
      <style:paragraph-properties fo:text-align="start" style:justify-single-word="false" style:writing-mode="lr-tb"/>
      <style:text-properties style:font-name="IRANSansWeb" officeooo:rsid="00109141" officeooo:paragraph-rsid="00109141" style:font-name-complex="IRANSansWeb"/>
    </style:style>
    <style:style style:name="P4" style:family="paragraph" style:parent-style-name="Standard">
      <style:paragraph-properties fo:text-align="start" style:justify-single-word="false" style:writing-mode="lr-tb"/>
      <style:text-properties style:font-name="IRANSansWeb" officeooo:rsid="00129057" officeooo:paragraph-rsid="00129057" style:font-name-complex="IRANSansW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ز اونجایی که خود استاد گفت لازم نیست که کدهاتون هم برای ویندوز درست کار کنه هم برای لینوکس؛ و از اونجایی که گفت اگه توی لینوکس درست کار کنه نمره ی اضافه داره؛ تصمیم گرفتم بر اساس لینوکس بنویسم و بهینه کردنش بر اساس ویندوز را متوقف کنم</text:p>
      <text:p text:style-name="P1">شما میتونید توی همون ویندوز کدهاتون را بزنید</text:p>
      <text:p text:style-name="P1">من ادیتش میکنم که توی لینوکس هم درست و خوب کار کنه</text:p>
      <text:p text:style-name="P1">خیلی تفاوتی نداره</text:p>
      <text:p text:style-name="P1">این تابع هایی هست که من اضافه کردم یا ویرایش کردم</text:p>
      <text:p text:style-name="P1">تابع های Sort:</text:p>
      <text:p text:style-name="P1">تابع bubblePlayers:</text:p>
      <text:p text:style-name="P1">برایsort کردن کاربر بر اساس فیلدهای اون (به صورت صعودی). ورودی های اون آرایه ی بازیکن ها و تعدادشون هست به علاوه ی فیلدی که میخواهیم بر اساس اون sort را انجام بدیم</text:p>
      <text:p text:style-name="P1">برای مثال برای sort کردن یه آرایه ی 320 تایی از بازیکن هامون که توی آرایه ی players ذخیره شده‌اند از کد زیر میتونیم استفاده کنیم</text:p>
      <text:p text:style-name="P3">bubblePlayers(players, 320, playerID);</text:p>
      <text:p text:style-name="P1">سومین ورودی این تابع یکی از مقادیر enum موجود توی لیست زیره</text:p>
      <text:p text:style-name="P3">enum playerField{</text:p>
      <text:p text:style-name="P3"><text:tab/>playerID = 1,</text:p>
      <text:p text:style-name="P3"><text:tab/>playerTEAMID,</text:p>
      <text:p text:style-name="P3"><text:tab/>playerNAME,</text:p>
      <text:p text:style-name="P3"><text:tab/>playerLASTNAME,</text:p>
      <text:p text:style-name="P3"><text:tab/>playerGOAL,</text:p>
      <text:p text:style-name="P3"><text:tab/>playerPOSITION,</text:p>
      <text:p text:style-name="P3"><text:tab/>playerSKILL,</text:p>
      <text:p text:style-name="P3"><text:tab/>playerAMADEGI,</text:p>
      <text:p text:style-name="P3"><text:tab/>playerKHASTEGI,</text:p>
      <text:p text:style-name="P3"><text:tab/>playerROUHIYE,</text:p>
      <text:p text:style-name="P3"><text:tab/>playerKHOSHUNAT,</text:p>
      <text:p text:style-name="P3"><text:tab/>playerSUM</text:p>
      <text:p text:style-name="P3">};</text:p>
      <text:p text:style-name="P1">که با وارد کردن اون sort ما را بر اساس این فیلد انجام میده</text:p>
      <text:p text:style-name="P1">تابع bubbleTeams:</text:p>
      <text:p text:style-name="P1">این تابع هم مثل بالا است. Sort را روی تیم هامون انجام میده. مثلاً برای sort کردن یه آرایه ی 16 تایی از تیم هامون که توی teams ذخیره شده‌اند میتونیم از کد زیر استفاده کنیم</text:p>
      <text:p text:style-name="P3">bubbleTeams(teams, 16, teamID);</text:p>
      <text:p text:style-name="P1">سومین ورودی این تابع هم یه مقدار از مقادیر enum زیر هست</text:p>
      <text:p text:style-name="P3">enum teamField{</text:p>
      <text:p text:style-name="P3"><text:soft-page-break/><text:s text:c="4"/>teamID = 1,</text:p>
      <text:p text:style-name="P3"><text:s text:c="4"/>teamNAME,</text:p>
      <text:p text:style-name="P3"><text:s text:c="4"/>teamISPLAYER,</text:p>
      <text:p text:style-name="P3"><text:s text:c="4"/>teamMONEY,</text:p>
      <text:p text:style-name="P3"><text:s text:c="4"/>teamSCORE,</text:p>
      <text:p text:style-name="P3"><text:s text:c="4"/>teamZADE,</text:p>
      <text:p text:style-name="P3"><text:s text:c="4"/>teamKHORDE,</text:p>
      <text:p text:style-name="P3"><text:s text:c="4"/>teamCOUNT<text:tab/></text:p>
      <text:p text:style-name="P3">};</text:p>
      <text:p text:style-name="P1">که باعث میشه sort ما بر اساس یه فیلد خاص انجام بشه</text:p>
      <text:p text:style-name="P2">تابع flushBuffer:</text:p>
      <text:p text:style-name="P2">یه تابع با ورودی و خروجی void . بافر ورودی ما را خالی میکنه. بهتره بعد از هرچیزی که از کاربر گرفته میشه (مخصوصاً کاراکترها و رشته ها) فراخونی بشه تا از خطا های احتمالی جلوگیری بشه</text:p>
      <text:p text:style-name="P2">تابع printAllPlayers:</text:p>
      <text:p text:style-name="P2">تمام بازیکن های مارا پرینت میکنه. ورودی هاش یه آرایه از بازیکن ها و تعدادشون هست به اضافه ی لیست تیم ها. خروجی اش void هست. به شکل زیر استفاده میشه</text:p>
      <text:p text:style-name="P2">فرض کنید ابتدا ما از دیتابیس لیست تمام بازیکن هاو تیم ها را میگیریم:</text:p>
      <text:p text:style-name="P4">team_t teams[16];</text:p>
      <text:p text:style-name="P4">getTeamsDatabase(teams);</text:p>
      <text:p text:style-name="P4">player_t *players;</text:p>
      <text:p text:style-name="P4">int count = getPlayersDatabase(&amp;players);</text:p>
      <text:p text:style-name="P2">حالا به شکل زیر پرینتشون میکنیم</text:p>
      <text:p text:style-name="P4">printAllPlayers(players, count, teams);</text:p>
      <text:p text:style-name="P2">تابع printTeamPlayers::</text:p>
      <text:p text:style-name="P2">لیست بازیکن های یه تیم خاص را چاپ میکنه. ورودی هاش دقیقاً مثل تابع بالاست به غیر از اینکه چهارمون ورودی اون؛ آی دی تیمی هست که ما میخوایم چاپ کنه</text:p>
      <text:p text:style-name="P2">مثلاً کد زیر:</text:p>
      <text:p text:style-name="P4">printTeamPlayers(players, count, teams, 3);</text:p>
      <text:p text:style-name="P2">لیست بازیکن هایی که مال تیمی با شماره ی آی دی 3 هستند را چاپ میکنه</text:p>
      <text:p text:style-name="P2">تابع printAllTeamsList:</text:p>
      <text:p text:style-name="P2">یه لیست از تمام تیم های موجود توی بازی را چاپ میکنه</text:p>
      <text:p text:style-name="P2">استفاده:</text:p>
      <text:p text:style-name="P4">printAllTeamsList(teams, 16);</text:p>
      <text:p text:style-name="P2">ورودی هاش یه آٰرایه از تیم هاست و تعدادشو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Tahoma1" svg:font-family="Tahoma" style:font-family-generic="swiss"/>
    <style:font-face style:name="IranNastaliq" svg:font-family="IranNastaliq" style:font-pitch="variable"/>
    <style:font-face style:name="Liberation Serif" svg:font-family="'Liberation Serif'" style:font-family-generic="roman" style:font-pitch="variable"/>
    <style:font-face style:name="IRANSansWeb" svg:font-family="IRANSansWeb"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14:15:50.832441183</meta:creation-date>
    <dc:date>2016-12-25T14:36:01.216066122</dc:date>
    <meta:editing-duration>PT8M40S</meta:editing-duration>
    <meta:editing-cycles>1</meta:editing-cycles>
    <meta:document-statistic meta:table-count="0" meta:image-count="0" meta:object-count="0" meta:page-count="2" meta:paragraph-count="62" meta:word-count="457" meta:character-count="2557" meta:non-whitespace-character-count="2117"/>
    <meta:generator>LibreOffice/5.1.4.2$Linux_X86_64 LibreOffice_project/10m0$Build-2</meta:generator>
  </office:meta>
</office:document-meta>
</file>